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3" style:family="table-cell" style:parent-style-name="Default">
      <style:text-properties fo:color="#2a00ff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/>
      <table:table table:name="Filtered Example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1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OUNT</text:p>
          </table:table-cell>
          <table:table-cell table:style-name="ce3" office:value-type="string" calcext:value-type="string">
            <text:p>ENABL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it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ng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ock</text:p>
          </table:table-cell>
          <table:table-cell office:value-type="float" office:value="20" calcext:value-type="float">
            <text:p>2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ock</text:p>
          </table:table-cell>
          <table:table-cell office:value-type="float" office:value="30" calcext:value-type="float">
            <text:p>3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18:26:49.5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mployee_20_Data" style:display-name="PageStyle_Employee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9T10:53:33</meta:creation-date>
    <meta:initial-creator>Apache POI</meta:initial-creator>
    <dc:language>en-US</dc:language>
    <dc:date>2019-03-27T19:03:11.538000000</dc:date>
    <meta:editing-cycles>17</meta:editing-cycles>
    <meta:editing-duration>PT2H32M29S</meta:editing-duration>
    <meta:generator>LibreOffice/6.2.0.3$Windows_X86_64 LibreOffice_project/98c6a8a1c6c7b144ce3cc729e34964b47ce25d62</meta:generator>
    <meta:document-statistic meta:table-count="1" meta:cell-count="20" meta:object-count="0"/>
  </office:meta>
</office:document-meta>
</file>